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81db1" officeooo:paragraph-rsid="00081db1"/>
    </style:style>
    <style:style style:name="P2" style:family="paragraph" style:parent-style-name="Standard">
      <style:paragraph-properties fo:text-align="justify" style:justify-single-word="false"/>
      <style:text-properties officeooo:rsid="00081db1" officeooo:paragraph-rsid="00081db1"/>
    </style:style>
    <style:style style:name="P3" style:family="paragraph" style:parent-style-name="Standard">
      <style:paragraph-properties fo:text-align="justify" style:justify-single-word="false"/>
      <style:text-properties officeooo:paragraph-rsid="000a002f"/>
    </style:style>
    <style:style style:name="P4" style:family="paragraph" style:parent-style-name="Standard">
      <style:paragraph-properties fo:text-align="justify" style:justify-single-word="false"/>
      <style:text-properties officeooo:rsid="000a002f" officeooo:paragraph-rsid="000a002f"/>
    </style:style>
    <style:style style:name="P5" style:family="paragraph" style:parent-style-name="Standard">
      <style:paragraph-properties fo:text-align="justify" style:justify-single-word="false"/>
      <style:text-properties officeooo:rsid="000b1d8c" officeooo:paragraph-rsid="000d7d39"/>
    </style:style>
    <style:style style:name="P6" style:family="paragraph" style:parent-style-name="Standard">
      <style:paragraph-properties fo:text-align="justify" style:justify-single-word="false"/>
      <style:text-properties officeooo:rsid="000c3e25" officeooo:paragraph-rsid="000c3e25"/>
    </style:style>
    <style:style style:name="P7" style:family="paragraph" style:parent-style-name="Standard">
      <style:paragraph-properties fo:text-align="justify" style:justify-single-word="false"/>
      <style:text-properties officeooo:rsid="000d7d39" officeooo:paragraph-rsid="000d7d39"/>
    </style:style>
    <style:style style:name="P8" style:family="paragraph" style:parent-style-name="Text_20_body">
      <style:text-properties officeooo:rsid="000a002f" officeooo:paragraph-rsid="000a002f"/>
    </style:style>
    <style:style style:name="P9" style:family="paragraph" style:parent-style-name="Text_20_body" style:list-style-name="L1">
      <style:text-properties officeooo:rsid="000a002f" officeooo:paragraph-rsid="000a002f"/>
    </style:style>
    <style:style style:name="P10" style:family="paragraph" style:parent-style-name="Text_20_body">
      <style:text-properties officeooo:paragraph-rsid="000a002f"/>
    </style:style>
    <style:style style:name="P11" style:family="paragraph" style:parent-style-name="Text_20_body" style:list-style-name="L1">
      <style:text-properties officeooo:paragraph-rsid="000a002f"/>
    </style:style>
    <style:style style:name="P12" style:family="paragraph" style:parent-style-name="Text_20_body" style:list-style-name="L2">
      <style:paragraph-properties fo:text-align="justify" style:justify-single-word="false"/>
      <style:text-properties officeooo:paragraph-rsid="000d7d39"/>
    </style:style>
    <style:style style:name="P13" style:family="paragraph" style:parent-style-name="Text_20_body">
      <style:paragraph-properties fo:text-align="justify" style:justify-single-word="false"/>
      <style:text-properties officeooo:rsid="000d7d39" officeooo:paragraph-rsid="000d7d39"/>
    </style:style>
    <style:style style:name="P14" style:family="paragraph" style:parent-style-name="Text_20_body" style:list-style-name="L2">
      <style:paragraph-properties fo:text-align="justify" style:justify-single-word="false"/>
      <style:text-properties officeooo:rsid="000d7d39" officeooo:paragraph-rsid="000d7d39"/>
    </style:style>
    <style:style style:name="P15" style:family="paragraph" style:parent-style-name="Text_20_body">
      <style:paragraph-properties fo:text-align="justify" style:justify-single-word="false"/>
      <style:text-properties officeooo:rsid="000d7d39" officeooo:paragraph-rsid="00125e90"/>
    </style:style>
    <style:style style:name="P16" style:family="paragraph" style:parent-style-name="Text_20_body" style:list-style-name="L2">
      <style:paragraph-properties fo:text-align="justify" style:justify-single-word="false"/>
      <style:text-properties officeooo:rsid="000e5708" officeooo:paragraph-rsid="000e5708"/>
    </style:style>
    <style:style style:name="P17" style:family="paragraph" style:parent-style-name="Text_20_body">
      <style:text-properties officeooo:rsid="000e5708" officeooo:paragraph-rsid="000e5708"/>
    </style:style>
    <style:style style:name="P18" style:family="paragraph" style:parent-style-name="Text_20_body">
      <style:text-properties officeooo:rsid="000e5708" officeooo:paragraph-rsid="000f69f5"/>
    </style:style>
    <style:style style:name="P19" style:family="paragraph" style:parent-style-name="Text_20_body" style:list-style-name="L3">
      <style:text-properties officeooo:paragraph-rsid="000f69f5"/>
    </style:style>
    <style:style style:name="P20" style:family="paragraph" style:parent-style-name="Text_20_body" style:list-style-name="L3">
      <style:text-properties officeooo:rsid="000f69f5" officeooo:paragraph-rsid="000f69f5"/>
    </style:style>
    <style:style style:name="P21" style:family="paragraph" style:parent-style-name="Text_20_body">
      <style:text-properties officeooo:rsid="000f69f5" officeooo:paragraph-rsid="000f69f5"/>
    </style:style>
    <style:style style:name="P22" style:family="paragraph" style:parent-style-name="Text_20_body">
      <style:text-properties officeooo:rsid="000f69f5" officeooo:paragraph-rsid="00125e90"/>
    </style:style>
    <style:style style:name="P23" style:family="paragraph" style:parent-style-name="Text_20_body">
      <style:text-properties officeooo:rsid="0010bda2" officeooo:paragraph-rsid="0010bda2"/>
    </style:style>
    <style:style style:name="P24" style:family="paragraph" style:parent-style-name="Text_20_body">
      <style:text-properties officeooo:rsid="0010bda2" officeooo:paragraph-rsid="00115347"/>
    </style:style>
    <style:style style:name="P25" style:family="paragraph" style:parent-style-name="Text_20_body">
      <style:text-properties officeooo:rsid="00115347" officeooo:paragraph-rsid="00115347"/>
    </style:style>
    <style:style style:name="P26" style:family="paragraph" style:parent-style-name="Text_20_body">
      <style:paragraph-properties fo:text-align="justify" style:justify-single-word="false"/>
      <style:text-properties officeooo:rsid="00125e90" officeooo:paragraph-rsid="00125e90"/>
    </style:style>
    <style:style style:name="P27" style:family="paragraph" style:parent-style-name="Subtitle">
      <style:text-properties officeooo:rsid="00081db1" officeooo:paragraph-rsid="00081db1"/>
    </style:style>
    <style:style style:name="P28" style:family="paragraph" style:parent-style-name="Heading_20_1"/>
    <style:style style:name="P29" style:family="paragraph" style:parent-style-name="Heading_20_1">
      <style:paragraph-properties fo:text-align="justify" style:justify-single-word="false"/>
      <style:text-properties officeooo:rsid="000d7d39" officeooo:paragraph-rsid="000d7d39"/>
    </style:style>
    <style:style style:name="P30" style:family="paragraph" style:parent-style-name="Heading_20_1">
      <style:paragraph-properties fo:text-align="justify" style:justify-single-word="false"/>
      <style:text-properties officeooo:rsid="000d7d39" officeooo:paragraph-rsid="00125e90"/>
    </style:style>
    <style:style style:name="P31" style:family="paragraph" style:parent-style-name="Heading_20_2">
      <style:text-properties officeooo:paragraph-rsid="000d7d39"/>
    </style:style>
    <style:style style:name="P32" style:family="paragraph" style:parent-style-name="Heading_20_2">
      <style:text-properties officeooo:rsid="000f69f5" officeooo:paragraph-rsid="000f69f5"/>
    </style:style>
    <style:style style:name="P33" style:family="paragraph" style:parent-style-name="Heading_20_3">
      <style:text-properties officeooo:rsid="000c3e25" officeooo:paragraph-rsid="000c3e25"/>
    </style:style>
    <style:style style:name="P34" style:family="paragraph" style:parent-style-name="Heading_20_3">
      <style:text-properties officeooo:paragraph-rsid="000d7d39"/>
    </style:style>
    <style:style style:name="P35" style:family="paragraph" style:parent-style-name="Heading_20_3">
      <style:paragraph-properties fo:text-align="justify" style:justify-single-word="false"/>
      <style:text-properties officeooo:paragraph-rsid="000d7d39"/>
    </style:style>
    <style:style style:name="P36" style:family="paragraph" style:parent-style-name="Heading_20_3">
      <style:text-properties officeooo:rsid="000e5708" officeooo:paragraph-rsid="000e5708"/>
    </style:style>
    <style:style style:name="P37" style:family="paragraph" style:parent-style-name="Heading_20_3">
      <style:text-properties officeooo:rsid="000f69f5" officeooo:paragraph-rsid="000f69f5"/>
    </style:style>
    <style:style style:name="P38" style:family="paragraph" style:parent-style-name="Table_20_Contents">
      <style:paragraph-properties fo:text-align="justify" style:justify-single-word="false"/>
      <style:text-properties officeooo:rsid="000c3e25" officeooo:paragraph-rsid="000c3e25"/>
    </style:style>
    <style:style style:name="P39" style:family="paragraph" style:parent-style-name="Table_20_Contents">
      <style:paragraph-properties fo:text-align="justify" style:justify-single-word="false"/>
      <style:text-properties officeooo:rsid="000d7d39" officeooo:paragraph-rsid="000d7d39"/>
    </style:style>
    <style:style style:name="P40" style:family="paragraph" style:parent-style-name="Table_20_Contents">
      <style:paragraph-properties fo:text-align="center" style:justify-single-word="false"/>
      <style:text-properties officeooo:rsid="000f69f5" officeooo:paragraph-rsid="000f69f5"/>
    </style:style>
    <style:style style:name="P41" style:family="paragraph" style:parent-style-name="Table_20_Contents">
      <style:paragraph-properties fo:text-align="center" style:justify-single-word="false"/>
      <style:text-properties officeooo:rsid="00115347" officeooo:paragraph-rsid="00115347"/>
    </style:style>
    <style:style style:name="P42" style:family="paragraph" style:parent-style-name="Table_20_Contents">
      <style:paragraph-properties fo:text-align="center" style:justify-single-word="false"/>
      <style:text-properties officeooo:rsid="00125e90" officeooo:paragraph-rsid="00125e90"/>
    </style:style>
    <style:style style:name="T1" style:family="text">
      <style:text-properties officeooo:rsid="00081db1"/>
    </style:style>
    <style:style style:name="T2" style:family="text">
      <style:text-properties officeooo:rsid="000a002f"/>
    </style:style>
    <style:style style:name="T3" style:family="text">
      <style:text-properties officeooo:rsid="000b1d8c"/>
    </style:style>
    <style:style style:name="T4" style:family="text">
      <style:text-properties officeooo:rsid="000c3e2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5347" style:font-weight-asian="bold" style:font-weight-complex="bold"/>
    </style:style>
    <style:style style:name="T7" style:family="text">
      <style:text-properties fo:font-weight="bold" officeooo:rsid="00125e90" style:font-weight-asian="bold" style:font-weight-complex="bold"/>
    </style:style>
    <style:style style:name="T8" style:family="text">
      <style:text-properties officeooo:rsid="000d7d39"/>
    </style:style>
    <style:style style:name="T9" style:family="text">
      <style:text-properties officeooo:rsid="000e5708"/>
    </style:style>
    <style:style style:name="T10" style:family="text">
      <style:text-properties officeooo:rsid="000f69f5"/>
    </style:style>
    <style:style style:name="T11" style:family="text">
      <style:text-properties officeooo:rsid="0010bda2"/>
    </style:style>
    <style:style style:name="T12" style:family="text">
      <style:text-properties officeooo:rsid="00115347"/>
    </style:style>
    <style:style style:name="T13" style:family="text">
      <style:text-properties officeooo:rsid="00125e9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umentation technique <text:span text:style-name="T1">Sitserver</text:span></text:p>
      <text:p text:style-name="P27">Guide d'installation <text:span text:style-name="T2">du serveur</text:span></text:p>
      <text:p text:style-name="P1"/>
      <text:h text:style-name="Heading_20_1" text:outline-level="1"><text:bookmark-start text:name="__RefHeading__13_1694249280"/>Introduction<text:bookmark-end text:name="__RefHeading__13_1694249280"/></text:h>
      <text:p text:style-name="P2">Ce document a pour intérêt de présenter l<text:span text:style-name="T2">es étapes nécessaires à l'installation de l'application SitServer</text:span></text:p>
      <text:p text:style-name="P2"/>
      <text:p text:style-name="P2">* Les pré-requis</text:p>
      <text:p text:style-name="P2">* Déploiement de l'application</text:p>
      <text:p text:style-name="P2">* Les test unitaires</text:p>
      <text:p text:style-name="P2">* L'integration continue</text:p>
      <text:h text:style-name="Heading_20_1" text:outline-level="1">Les pré-requis</text:h>
      <text:p text:style-name="P8">Le serveur Sitserver a été testé sur un serveur Ubuntu 14.04 disposant de 4 GB de RAM, il est donc préférable d'utiliser une distribution Linux similaire.</text:p>
      <text:p text:style-name="P10"><text:span text:style-name="T2">Afin de pouvoir installer le serveur d'application Sitserver, il faut disposer d'un serveur avec les outils suivants : </text:span></text:p>
      <text:list xml:id="list9081623668627232424" text:style-name="L1">
        <text:list-item>
          <text:p text:style-name="P11"><text:span text:style-name="T2">Tomcat 7</text:span></text:p>
        </text:list-item>
        <text:list-item>
          <text:p text:style-name="P9">MongoDB 3.+</text:p>
        </text:list-item>
      </text:list>
      <text:h text:style-name="Heading_20_2" text:outline-level="2">Tomcat 7</text:h>
      <text:h text:style-name="Heading_20_3" text:outline-level="3">Installation</text:h>
      <text:p text:style-name="P3"><text:span text:style-name="T2">Il est préférable d'installer la version 7 de Tomcat, ainsi que le Web Application Manager après avoir mis à jour les packages déjà installés sur votre serveur.</text:span></text:p>
      <text:p text:style-name="P4"/>
      <text:p text:style-name="P4">%&gt; sudo apt-get update</text:p>
      <text:p text:style-name="P4">%&gt; sudo apt-get install tomcat7</text:p>
      <text:p text:style-name="P4">%&gt; sudo apt-get install tomcat7-admin</text:p>
      <text:h text:style-name="P33" text:outline-level="3"><text:bookmark-start text:name="__RefHeading__15_1694249280"/><text:bookmark-start text:name="__RefHeading__11_1694249280"/>Configuration<text:bookmark-end text:name="__RefHeading__15_1694249280"/><text:bookmark-end text:name="__RefHeading__11_1694249280"/></text:h>
      <text:p text:style-name="P6">Il faut mettre à jour le fichier de conf suivant : /etc/tomcat7/tomcat-users.xml</text:p>
      <text:p text:style-name="P6">Ce fichier permet de définir les logins/mdp et les droits des utilisateurs désireux de déployer les fichiers war via l'interface graphiques ou via un deploiement maven.</text:p>
      <text:p text:style-name="P6">Pour cela veuillez ajouter les lignes suivantes entre les balises &lt;tomcat-users&gt;&lt;/tomcat-users&gt;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38">&lt;role rolename="manager-script"/&gt;</text:p>
            <text:p text:style-name="P38">&lt;role rolename="admin-gui"/&gt;</text:p>
            <text:p text:style-name="P38">&lt;user username="<text:span text:style-name="T5">tomcat</text:span>" password="<text:span text:style-name="T5">*******</text:span>" roles="admin-gui, manager-gui, manager-script, manager-jmx"/&gt;</text:p>
          </table:table-cell>
        </table:table-row>
      </table:table>
      <text:p text:style-name="P6"/>
      <text:p text:style-name="P6"><text:soft-page-break/></text:p>
      <text:p text:style-name="P7">Redémmarer le serveur tomcat </text:p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39">sudo service tomcat7 restart</text:p>
          </table:table-cell>
        </table:table-row>
      </table:table>
      <text:p text:style-name="P7"/>
      <text:p text:style-name="P7">Note : En cas de problème de mémoire lors du déploiement de fichiers war, ne pas hésiter à<text:span text:style-name="T3"> fixer la taille de la mémoire allouée à tomcat <text:s/></text:span>de la manière suivante :</text:p>
      <text:p text:style-name="P5">ATO : mettre les commandes pour fixer les variables d'environnement</text:p>
      <text:h text:style-name="P31" text:outline-level="2"><text:span text:style-name="T8">MongoDB</text:span> <text:span text:style-name="T8">3.+</text:span></text:h>
      <text:h text:style-name="P34" text:outline-level="3">Installation</text:h>
      <text:p text:style-name="P7">TODO ALBAN</text:p>
      <text:h text:style-name="P35" text:outline-level="3"><text:span text:style-name="T4">Configuration</text:span></text:h>
      <text:p text:style-name="P7">TODO ALBAN</text:p>
      <text:p text:style-name="P13">(création des comptes etc...)</text:p>
      <text:h text:style-name="P29" text:outline-level="1">Déploiement de l'application</text:h>
      <text:p text:style-name="P13">Le déploiement de l'application peut se faire de plusieurs manières :</text:p>
      <text:list xml:id="list5245233061656288460" text:style-name="L2">
        <text:list-item>
          <text:p text:style-name="P14">en ligne de commande en copiant d'irectement le war file dans le répertoire /var/lib/tomcat7/webapps/ du serveur précédemment installé en tant qu'utilisateur root ou tomcat.</text:p>
        </text:list-item>
        <text:list-item>
          <text:p text:style-name="P12"><text:span text:style-name="T8">via l'interface graphique du serveur tomcat à l'adresse suivante : </text:span><text:a xlink:type="simple" xlink:href="http://localhost:8080/manager"><text:span text:style-name="T8">http://localhost:8080/manager</text:span></text:a><text:span text:style-name="T8"> localement depuis le serveur <text:s/>(ou en remplaçant localhost par l'adresse du serveur tomcat our un accès distant). Cela nécessite une authentication avec le login/mdp spécifié au chapitre 2.1.b.</text:span></text:p>
        </text:list-item>
        <text:list-item>
          <text:p text:style-name="P16">via un déploiement maven à partir des sources du projet, cela nécessite une configuration du client où maven est installé et executé afin de pouvoir déployé un war à distance. Cf chapitre <text:span text:style-name="T10">suivant</text:span></text:p>
        </text:list-item>
      </text:list>
      <text:h text:style-name="P32" text:outline-level="2">Déploiement via maven</text:h>
      <text:h text:style-name="P36" text:outline-level="3">Pré-requis</text:h>
      <text:p text:style-name="P18">Sur votre machine développement, il faut :</text:p>
      <text:list xml:id="list2195424573502849161" text:style-name="L3">
        <text:list-item>
          <text:p text:style-name="P19"><text:span text:style-name="T9">installer maven 3.2.5,</text:span></text:p>
        </text:list-item>
        <text:list-item>
          <text:p text:style-name="P20">télécharger les sources depuis repository GitHub <text:s/>: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40">git clone <text:a xlink:type="simple" xlink:href="https://github.com/drone-project-m2gla/M2GLAProject-Drone-Project.git">https://github.com/drone-project-m2gla/M2GLAProject-Drone-Project.git</text:a></text:p>
          </table:table-cell>
        </table:table-row>
      </table:table>
      <text:p text:style-name="P21"/>
      <text:h text:style-name="P37" text:outline-level="3"><text:soft-page-break/>Modifications à effectuer côté code</text:h>
      <text:p text:style-name="P22">Il faut mettre à jour le <text:span text:style-name="T11">profile prod dans le </text:span>fichier pom.xml situé dans le répertoire server-rest <text:span text:style-name="T11">où le projet git à été cloné en remplaçant </text:span><text:span text:style-name="T6">[serveur] </text:span><text:span text:style-name="T7">par le nom du serveur ou tomcat à été installé.</text:span></text:p>
      <text:p text:style-name="P23">&lt;profile&gt;</text:p>
      <text:p text:style-name="P23"><text:s text:c="3"/>&lt;id&gt;prod&lt;/id&gt;</text:p>
      <text:p text:style-name="P23"><text:s text:c="3"/>&lt;properties&gt;</text:p>
      <text:p text:style-name="P23"><text:tab/>&lt;war.name&gt;sitserver&lt;/war.name&gt;</text:p>
      <text:p text:style-name="P23"><text:tab/>&lt;project.MONGODB_USER&gt;prodUser&lt;/project.MONGODB_USER&gt;</text:p>
      <text:p text:style-name="P23"><text:tab/>&lt;project.MONGODB_PWD&gt;pwd2prodUser&lt;/project.MONGODB_PWD&gt;</text:p>
      <text:p text:style-name="P23"><text:tab/>&lt;project.DATABASE_NAME&gt;prod&lt;/project.DATABASE_NAME&gt;</text:p>
      <text:p text:style-name="P24"><text:tab/>&lt;project.MONGODB_HOSTNAME&gt;<text:span text:style-name="T6">[serveur]</text:span>&lt;/project.MONGODB_HOSTNAME&gt;</text:p>
      <text:p text:style-name="P23"><text:tab/>&lt;project.SERVER_PYTHON&gt;http://projm2gla2.istic.univ-rennes1.fr:5000/robot&lt;/project.SERVER_PYTHON&gt;</text:p>
      <text:p text:style-name="P23"><text:tab/>&lt;project.MONGODB_PORT&gt;27017&lt;/project.MONGODB_PORT&gt;</text:p>
      <text:p text:style-name="P23"><text:tab/>&lt;tomcat.url&gt;http://<text:span text:style-name="T6">[serveur]</text:span>:8080/manager/text&lt;/tomcat.url&gt;</text:p>
      <text:p text:style-name="P23"><text:tab/>&lt;tomcat.http.port&gt;8080&lt;/tomcat.http.port&gt;</text:p>
      <text:p text:style-name="P23"><text:tab/>&lt;tomcat.path&gt;/sitserver&lt;/tomcat.path&gt;</text:p>
      <text:p text:style-name="P23"><text:s text:c="3"/>&lt;/properties&gt;</text:p>
      <text:p text:style-name="P23">&lt;/profile&gt;</text:p>
      <text:p text:style-name="P17"/>
      <text:p text:style-name="P17">Afin de déployer un fichier war en utilisant maven, il faut <text:span text:style-name="T12">ensuite compiler en utilisant la ligne de commande suivante depuis le répertoire contenant le fichier pom.xml 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1">mvn <text:span text:style-name="T13">clean </text:span>tomcat7:redeploy -Pprod -<text:span text:style-name="T13">DskipTests</text:span></text:p>
          </table:table-cell>
        </table:table-row>
      </table:table>
      <text:p text:style-name="P25"/>
      <text:h text:style-name="P30" text:outline-level="1"><text:span text:style-name="T13">Initialisation de l'application</text:span></text:h>
      <text:p text:style-name="P26">Afin d'initialiser la base de donnée, il suffit d'aller à l'adresse suivante depuis un navigateur web : 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2">http://<text:span text:style-name="T16">[serveur]</text:span>:8080/sitserver/rest/bdd/init</text:p>
            <text:p text:style-name="P42">en remplaçant <text:span text:style-name="T5">[s</text:span><text:span text:style-name="T6">erveur] </text:span><text:span text:style-name="T5">par le nom du serveur ou tomcat à été installé</text:span></text:p>
          </table:table-cell>
        </table:table-row>
      </table:table>
      <text:p text:style-name="P26"/>
      <text:p text:style-name="P15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18:40:03.321077006</meta:creation-date>
    <dc:date>2015-05-22T20:22:54.882708009</dc:date>
    <meta:editing-duration>PT1H27M26S</meta:editing-duration>
    <meta:editing-cycles>11</meta:editing-cycles>
    <meta:generator>LibreOffice/4.2.7.2$Linux_X86_64 LibreOffice_project/420m0$Build-2</meta:generator>
    <meta:document-statistic meta:table-count="5" meta:image-count="0" meta:object-count="0" meta:page-count="3" meta:paragraph-count="70" meta:word-count="532" meta:character-count="4085" meta:non-whitespace-character-count="3603"/>
  </office:meta>
</office:document-meta>
</file>